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fo:min-width="0cm"/>
    </style:style>
    <style:style style:name="gr2" style:family="graphic" style:parent-style-name="standard">
      <style:graphic-properties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11" draw:id="id11" draw:layer="layout" svg:width="3.182cm" svg:height="0.962cm" svg:x="32.489cm" svg:y="17.818cm">
          <text:p>t_Artwork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27cm" svg:height="0.962cm" svg:x="8.622cm" svg:y="3.413cm">
          <text:p text:style-name="P1">t_ArtShow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79cm" svg:height="0.962cm" svg:x="31.988cm" svg:y="7.658cm">
          <text:p text:style-name="P1">t_Artis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23cm" svg:height="0.962cm" svg:x="21.036cm" svg:y="3.467cm">
          <text:p text:style-name="P1">t_Lo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54cm" svg:height="0.962cm" svg:x="4.389cm" svg:y="23.225cm">
          <text:p text:style-name="P1">t_ArtSty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779cm" svg:height="0.962cm" svg:x="5.095cm" svg:y="14.208cm">
          <text:p text:style-name="P1">t_Custo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3.216cm" svg:height="0.962cm" svg:x="24.708cm" svg:y="23.152cm">
          <text:p text:style-name="P1">t_Art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4" draw:id="id34" draw:layer="layout" svg:width="2.758cm" svg:height="1.36cm" svg:x="39.028cm" svg:y="15.388cm">
          <text:p text:style-name="P1"><text:span text:style-name="T1">Ar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5.091cm" svg:height="1.36cm" svg:x="36.895cm" svg:y="18.744cm">
          <text:p text:style-name="P2"><text:span text:style-name="T2">Create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6.186cm" svg:height="1.36cm" svg:x="35.806cm" svg:y="20.649cm">
          <text:p text:style-name="P2"><text:span text:style-name="T2">Purchase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.75cm" svg:height="1.36cm" svg:x="38.89cm" svg:y="17.039cm">
          <text:p text:style-name="P2"><text:span text:style-name="T2">Pri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5" draw:id="id15" draw:layer="layout" svg:width="4.995cm" svg:height="1.36cm" svg:x="1.347cm" svg:y="1.164cm">
          <text:p text:style-name="P1"><text:span text:style-name="T1">ArtShow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4.558cm" svg:height="1.36cm" svg:x="1.262cm" svg:y="2.842cm">
          <text:p text:style-name="P2"><text:span text:style-name="T2">DateTi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7" draw:id="id17" draw:layer="layout" svg:width="6.186cm" svg:height="1.36cm" svg:x="1.237cm" svg:y="4.466cm">
          <text:p text:style-name="P2"><text:span text:style-name="T2">Contact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standard" draw:text-style-name="P2" xml:id="id18" draw:id="id18" draw:layer="layout" svg:width="6.383cm" svg:height="1.36cm" svg:x="1.094cm" svg:y="6.252cm">
          <text:p text:style-name="P2"><text:span text:style-name="T2">Contact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0" draw:id="id20" draw:layer="layout" svg:width="4.989cm" svg:height="1.36cm" svg:x="23.432cm" svg:y="1.281cm">
          <text:p text:style-name="P1"><text:span text:style-name="T1">Location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standard" draw:text-style-name="P2" xml:id="id19" draw:id="id19" draw:layer="layout" svg:width="6.479cm" svg:height="1.36cm" svg:x="16.566cm" svg:y="1.381cm">
          <text:p text:style-name="P2"><text:span text:style-name="T2">Location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4.75cm" svg:height="1.36cm" svg:x="1.295cm" svg:y="25.167cm">
          <text:p text:style-name="P1"><text:span text:style-name="T1">ArtStyl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4.695cm" svg:height="1.36cm" svg:x="26.55cm" svg:y="25.003cm">
          <text:p text:style-name="P1"><text:span text:style-name="T1">ArtTy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655cm" svg:height="1.36cm" svg:x="32.75cm" svg:y="1.254cm">
          <text:p text:style-name="P1"><text:span text:style-name="T1">Art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5.492cm" svg:height="1.36cm" svg:x="1.477cm" svg:y="11.668cm">
          <text:p text:style-name="P1"><text:span text:style-name="T1">Custom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6.24cm" svg:height="1.36cm" svg:x="6.488cm" svg:y="25.267cm">
          <text:p text:style-name="P2"><text:span text:style-name="T2">ArtStyle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2" draw:id="id32" draw:layer="layout" svg:width="4.695cm" svg:height="1.36cm" svg:x="21.601cm" svg:y="24.957cm">
          <text:p text:style-name="P2"><text:span text:style-name="T2">ArtType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9" draw:id="id29" draw:layer="layout" svg:width="6.479cm" svg:height="1.36cm" svg:x="7.602cm" svg:y="11.832cm">
          <text:p text:style-name="P2"><text:span text:style-name="T2">PhoneNumb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2" draw:id="id22" draw:layer="layout" svg:width="4.845cm" svg:height="1.36cm" svg:x="36.814cm" svg:y="1.508cm">
          <text:p text:style-name="P2"><text:span text:style-name="T2">First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3" draw:id="id23" draw:layer="layout" svg:width="4.791cm" svg:height="1.36cm" svg:x="36.976cm" svg:y="3.032cm">
          <text:p text:style-name="P2"><text:span text:style-name="T2">LastNam</text:span><text:span text:style-name="T2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7" draw:id="id27" draw:layer="layout" svg:width="6.479cm" svg:height="1.36cm" svg:x="35.19cm" svg:y="10.389cm">
          <text:p text:style-name="P2"><text:span text:style-name="T2">PhoneNumbe</text:span><text:span text:style-name="T2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4" draw:id="id24" draw:layer="layout" svg:width="3.996cm" svg:height="1.36cm" svg:x="37.625cm" svg:y="4.864cm">
          <text:p text:style-name="P2"><text:span text:style-name="T2">Add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6" draw:id="id26" draw:layer="layout" svg:width="4.791cm" svg:height="1.36cm" svg:x="36.868cm" svg:y="8.474cm">
          <text:p text:style-name="P2"><text:span text:style-name="T2">BirthPla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5" draw:id="id25" draw:layer="layout" svg:width="2.3cm" svg:height="1.36cm" svg:x="38.959cm" svg:y="6.615cm">
          <text:p text:style-name="P2"><text:span text:style-name="T2">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0" draw:id="id10" draw:layer="layout" svg:width="4.17cm" svg:height="1.924cm" svg:x="31.099cm" svg:y="13.573cm">
          <text:p text:style-name="P1">Ma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678cm" svg:height="1.924cm" svg:x="27.67cm" svg:y="4.537cm">
          <text:p text:style-name="P1">Bo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2.205cm" svg:height="1.924cm" svg:x="15.051cm" svg:y="3.286cm">
          <text:p text:style-name="P1">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3.957cm" svg:height="1.924cm" svg:x="4.161cm" svg:y="17.689cm">
          <text:p text:style-name="P1">Li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3.822cm" svg:height="1.924cm" svg:x="25.245cm" svg:y="17.383cm">
          <text:p text:style-name="P1">Sty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3.746cm" svg:height="1.924cm" svg:x="29.067cm" svg:y="20.158cm">
          <text:p text:style-name="P1">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3.822cm" svg:height="1.924cm" svg:x="23.352cm" svg:y="10.271cm">
          <text:p text:style-name="P1">Sty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2.049cm" svg:y1="3.894cm" svg:x2="15.051cm" svg:y2="4.248cm" draw:start-shape="id1" draw:start-glue-point="1" draw:end-shape="id2" draw:end-glue-point="5" svg:d="M12049 3894l3002 354" svg:viewBox="0 0 3003 355">
          <text:p/>
        </draw:connector>
        <draw:connector draw:style-name="gr3" draw:text-style-name="P3" draw:layer="layout" draw:type="line" svg:x1="17.256cm" svg:y1="4.248cm" svg:x2="21.036cm" svg:y2="3.948cm" draw:start-shape="id2" draw:start-glue-point="7" draw:end-shape="id3" draw:end-glue-point="3" svg:d="M17256 4248l3780-300" svg:viewBox="0 0 3781 301">
          <text:p/>
        </draw:connector>
        <draw:connector draw:style-name="gr3" draw:text-style-name="P3" draw:layer="layout" draw:type="line" svg:x1="24.459cm" svg:y1="3.948cm" svg:x2="27.67cm" svg:y2="5.499cm" draw:start-shape="id3" draw:start-glue-point="1" draw:end-shape="id4" draw:end-glue-point="5" svg:d="M24459 3948l3211 1551" svg:viewBox="0 0 3212 1552">
          <text:p/>
        </draw:connector>
        <draw:connector draw:style-name="gr3" draw:text-style-name="P3" draw:layer="layout" draw:type="line" svg:x1="31.348cm" svg:y1="5.499cm" svg:x2="33.227cm" svg:y2="7.658cm" draw:start-shape="id4" draw:start-glue-point="7" draw:end-shape="id5" draw:end-glue-point="0" svg:d="M31348 5499l1879 2159" svg:viewBox="0 0 1880 2160">
          <text:p/>
        </draw:connector>
        <draw:connector draw:style-name="gr3" draw:text-style-name="P3" draw:layer="layout" draw:type="line" svg:x1="31.988cm" svg:y1="8.139cm" svg:x2="27.174cm" svg:y2="11.233cm" draw:start-shape="id5" draw:start-glue-point="3" draw:end-shape="id6" draw:end-glue-point="7" svg:d="M31988 8139l-4814 3094" svg:viewBox="0 0 4815 3095">
          <text:p/>
        </draw:connector>
        <draw:connector draw:style-name="gr3" draw:text-style-name="P3" draw:layer="layout" draw:type="line" svg:x1="23.352cm" svg:y1="11.233cm" svg:x2="7.643cm" svg:y2="23.706cm" draw:start-shape="id6" draw:start-glue-point="5" draw:end-shape="id7" svg:d="M23352 11233l-15709 12473" svg:viewBox="0 0 15710 12474">
          <text:p/>
        </draw:connector>
        <draw:connector draw:style-name="gr3" draw:text-style-name="P3" draw:layer="layout" draw:type="line" svg:x1="6.016cm" svg:y1="23.225cm" svg:x2="6.14cm" svg:y2="19.613cm" draw:start-shape="id7" draw:start-glue-point="0" draw:end-shape="id8" draw:end-glue-point="6" svg:d="M6016 23225l124-3612" svg:viewBox="0 0 125 3613">
          <text:p/>
        </draw:connector>
        <draw:connector draw:style-name="gr3" draw:text-style-name="P3" draw:layer="layout" draw:type="line" svg:x1="6.14cm" svg:y1="17.689cm" svg:x2="6.984cm" svg:y2="15.17cm" draw:start-shape="id8" draw:start-glue-point="4" draw:end-shape="id9" draw:end-glue-point="2" svg:d="M6140 17689l844-2519" svg:viewBox="0 0 845 2520">
          <text:p/>
        </draw:connector>
        <draw:connector draw:style-name="gr3" draw:text-style-name="P3" draw:layer="layout" draw:type="line" svg:x1="33.227cm" svg:y1="8.62cm" svg:x2="33.184cm" svg:y2="13.573cm" draw:start-shape="id5" draw:start-glue-point="2" draw:end-shape="id10" draw:end-glue-point="4" svg:d="M33227 8620l-43 4953" svg:viewBox="0 0 44 4954">
          <text:p/>
        </draw:connector>
        <draw:connector draw:style-name="gr3" draw:text-style-name="P3" draw:layer="layout" draw:type="line" svg:x1="33.184cm" svg:y1="15.497cm" svg:x2="34.08cm" svg:y2="17.818cm" draw:start-shape="id10" draw:start-glue-point="6" draw:end-shape="id11" draw:end-glue-point="0" svg:d="M33184 15497l896 2321" svg:viewBox="0 0 897 2322">
          <text:p/>
        </draw:connector>
        <draw:connector draw:style-name="gr3" draw:text-style-name="P3" draw:layer="layout" draw:type="line" svg:x1="32.489cm" svg:y1="18.299cm" svg:x2="29.067cm" svg:y2="18.345cm" draw:start-shape="id11" draw:start-glue-point="3" draw:end-shape="id12" draw:end-glue-point="7" svg:d="M32489 18299l-3422 46" svg:viewBox="0 0 3423 47">
          <text:p/>
        </draw:connector>
        <draw:connector draw:style-name="gr3" draw:text-style-name="P3" draw:layer="layout" draw:type="line" svg:x1="25.245cm" svg:y1="18.345cm" svg:x2="7.643cm" svg:y2="23.706cm" draw:start-shape="id12" draw:start-glue-point="5" draw:end-shape="id7" draw:end-glue-point="1" svg:d="M25245 18345l-17602 5361" svg:viewBox="0 0 17603 5362">
          <text:p/>
        </draw:connector>
        <draw:connector draw:style-name="gr3" draw:text-style-name="P3" draw:layer="layout" draw:type="line" svg:x1="34.08cm" svg:y1="18.78cm" svg:x2="32.813cm" svg:y2="21.12cm" draw:start-shape="id11" draw:start-glue-point="2" draw:end-shape="id13" draw:end-glue-point="7" svg:d="M34080 18780l-1267 2340" svg:viewBox="0 0 1268 2341">
          <text:p/>
        </draw:connector>
        <draw:connector draw:style-name="gr3" draw:text-style-name="P3" draw:layer="layout" draw:type="line" svg:x1="29.067cm" svg:y1="21.12cm" svg:x2="26.316cm" svg:y2="23.152cm" draw:start-shape="id13" draw:start-glue-point="5" draw:end-shape="id14" draw:end-glue-point="0" svg:d="M29067 21120l-2751 2032" svg:viewBox="0 0 2752 2033">
          <text:p/>
        </draw:connector>
        <draw:connector draw:style-name="gr3" draw:text-style-name="P3" draw:layer="layout" draw:type="line" svg:x1="8.622cm" svg:y1="3.894cm" svg:x2="6.342cm" svg:y2="1.844cm" draw:start-shape="id1" draw:start-glue-point="3" draw:end-shape="id15" draw:end-glue-point="10" svg:d="M8622 3894l-2280-2050" svg:viewBox="0 0 2281 2051">
          <text:p/>
        </draw:connector>
        <draw:connector draw:style-name="gr3" draw:text-style-name="P3" draw:layer="layout" draw:type="line" svg:x1="8.622cm" svg:y1="3.894cm" svg:x2="5.82cm" svg:y2="3.522cm" draw:start-shape="id1" draw:start-glue-point="3" draw:end-shape="id16" draw:end-glue-point="10" svg:d="M8622 3894l-2802-372" svg:viewBox="0 0 2803 373">
          <text:p/>
        </draw:connector>
        <draw:connector draw:style-name="gr3" draw:text-style-name="P3" draw:layer="layout" draw:type="line" svg:x1="7.423cm" svg:y1="5.146cm" svg:x2="8.622cm" svg:y2="3.894cm" draw:start-shape="id17" draw:start-glue-point="10" draw:end-shape="id1" draw:end-glue-point="3" svg:d="M7423 5146l1199-1252" svg:viewBox="0 0 1200 1253">
          <text:p/>
        </draw:connector>
        <draw:connector draw:style-name="gr3" draw:text-style-name="P3" draw:layer="layout" draw:type="line" svg:x1="7.477cm" svg:y1="6.932cm" svg:x2="8.622cm" svg:y2="3.894cm" draw:start-shape="id18" draw:start-glue-point="10" draw:end-shape="id1" draw:end-glue-point="3" svg:d="M7477 6932l1145-3038" svg:viewBox="0 0 1146 3039">
          <text:p/>
        </draw:connector>
        <draw:connector draw:style-name="gr3" draw:text-style-name="P3" draw:layer="layout" draw:type="line" svg:x1="19.806cm" svg:y1="2.741cm" svg:x2="22.747cm" svg:y2="3.467cm" draw:start-shape="id19" draw:start-glue-point="8" draw:end-shape="id3" draw:end-glue-point="0" svg:d="M19806 2741l2941 726" svg:viewBox="0 0 2942 727">
          <text:p/>
        </draw:connector>
        <draw:connector draw:style-name="gr3" draw:text-style-name="P3" draw:layer="layout" draw:type="line" svg:x1="25.927cm" svg:y1="2.641cm" svg:x2="22.747cm" svg:y2="3.467cm" draw:start-shape="id20" draw:start-glue-point="8" draw:end-shape="id3" draw:end-glue-point="0" svg:d="M25927 2641l-3180 826" svg:viewBox="0 0 3181 827">
          <text:p/>
        </draw:connector>
        <draw:connector draw:style-name="gr3" draw:text-style-name="P3" draw:layer="layout" draw:type="line" svg:x1="34.577cm" svg:y1="2.614cm" svg:x2="34.467cm" svg:y2="8.139cm" draw:start-shape="id21" draw:start-glue-point="8" draw:end-shape="id5" draw:end-glue-point="1" svg:d="M34577 2614l-110 5525" svg:viewBox="0 0 111 5526">
          <text:p/>
        </draw:connector>
        <draw:connector draw:style-name="gr3" draw:text-style-name="P3" draw:layer="layout" draw:type="line" svg:x1="36.814cm" svg:y1="2.188cm" svg:x2="34.467cm" svg:y2="8.139cm" draw:start-shape="id22" draw:start-glue-point="6" draw:end-shape="id5" draw:end-glue-point="1" svg:d="M36814 2188l-2347 5951" svg:viewBox="0 0 2348 5952">
          <text:p/>
        </draw:connector>
        <draw:connector draw:style-name="gr3" draw:text-style-name="P3" draw:layer="layout" draw:type="line" svg:x1="36.976cm" svg:y1="3.712cm" svg:x2="34.467cm" svg:y2="8.139cm" draw:start-shape="id23" draw:start-glue-point="6" draw:end-shape="id5" draw:end-glue-point="1" svg:d="M36976 3712l-2509 4427" svg:viewBox="0 0 2510 4428">
          <text:p/>
        </draw:connector>
        <draw:connector draw:style-name="gr3" draw:text-style-name="P3" draw:layer="layout" draw:type="line" svg:x1="37.625cm" svg:y1="5.544cm" svg:x2="34.467cm" svg:y2="8.139cm" draw:start-shape="id24" draw:start-glue-point="6" draw:end-shape="id5" draw:end-glue-point="1" svg:d="M37625 5544l-3158 2595" svg:viewBox="0 0 3159 2596">
          <text:p/>
        </draw:connector>
        <draw:connector draw:style-name="gr3" draw:text-style-name="P3" draw:layer="layout" draw:type="line" svg:x1="38.959cm" svg:y1="7.295cm" svg:x2="34.467cm" svg:y2="8.139cm" draw:start-shape="id25" draw:start-glue-point="6" draw:end-shape="id5" draw:end-glue-point="1" svg:d="M38959 7295l-4492 844" svg:viewBox="0 0 4493 845">
          <text:p/>
        </draw:connector>
        <draw:connector draw:style-name="gr3" draw:text-style-name="P3" draw:layer="layout" draw:type="line" svg:x1="36.868cm" svg:y1="9.154cm" svg:x2="34.467cm" svg:y2="8.139cm" draw:start-shape="id26" draw:start-glue-point="6" draw:end-shape="id5" draw:end-glue-point="1" svg:d="M36868 9154l-2401-1015" svg:viewBox="0 0 2402 1016">
          <text:p/>
        </draw:connector>
        <draw:connector draw:style-name="gr3" draw:text-style-name="P3" draw:layer="layout" draw:type="line" svg:x1="35.19cm" svg:y1="11.069cm" svg:x2="34.467cm" svg:y2="8.139cm" draw:start-shape="id27" draw:start-glue-point="6" draw:end-shape="id5" draw:end-glue-point="1" svg:d="M35190 11069l-723-2930" svg:viewBox="0 0 724 2931">
          <text:p/>
        </draw:connector>
        <draw:connector draw:style-name="gr3" draw:text-style-name="P3" draw:layer="layout" draw:type="line" svg:x1="4.223cm" svg:y1="13.028cm" svg:x2="6.984cm" svg:y2="14.208cm" draw:start-shape="id28" draw:start-glue-point="8" draw:end-shape="id9" draw:end-glue-point="0" svg:d="M4223 13028l2761 1180" svg:viewBox="0 0 2762 1181">
          <text:p/>
        </draw:connector>
        <draw:connector draw:style-name="gr3" draw:text-style-name="P3" draw:layer="layout" draw:type="line" svg:x1="10.842cm" svg:y1="13.192cm" svg:x2="6.984cm" svg:y2="14.208cm" draw:start-shape="id29" draw:start-glue-point="8" draw:end-shape="id9" draw:end-glue-point="0" svg:d="M10842 13192l-3858 1016" svg:viewBox="0 0 3859 1017">
          <text:p/>
        </draw:connector>
        <draw:connector draw:style-name="gr3" draw:text-style-name="P3" draw:layer="layout" draw:type="line" svg:x1="3.67cm" svg:y1="25.167cm" svg:x2="6.016cm" svg:y2="24.187cm" draw:start-shape="id30" draw:start-glue-point="4" draw:end-shape="id7" draw:end-glue-point="2" svg:d="M3670 25167l2346-980" svg:viewBox="0 0 2347 981">
          <text:p/>
        </draw:connector>
        <draw:connector draw:style-name="gr3" draw:text-style-name="P3" draw:layer="layout" draw:type="line" svg:x1="9.608cm" svg:y1="25.267cm" svg:x2="6.016cm" svg:y2="24.187cm" draw:start-shape="id31" draw:start-glue-point="4" draw:end-shape="id7" draw:end-glue-point="2" svg:d="M9608 25267l-3592-1080" svg:viewBox="0 0 3593 1081">
          <text:p/>
        </draw:connector>
        <draw:connector draw:style-name="gr3" draw:text-style-name="P3" draw:layer="layout" draw:type="line" svg:x1="23.949cm" svg:y1="24.957cm" svg:x2="26.316cm" svg:y2="24.114cm" draw:start-shape="id32" draw:start-glue-point="4" draw:end-shape="id14" draw:end-glue-point="2" svg:d="M23949 24957l2367-843" svg:viewBox="0 0 2368 844">
          <text:p/>
        </draw:connector>
        <draw:connector draw:style-name="gr3" draw:text-style-name="P3" draw:layer="layout" draw:type="line" svg:x1="28.898cm" svg:y1="25.003cm" svg:x2="26.316cm" svg:y2="24.114cm" draw:start-shape="id33" draw:start-glue-point="4" draw:end-shape="id14" draw:end-glue-point="2" svg:d="M28898 25003l-2582-889" svg:viewBox="0 0 2583 890">
          <text:p/>
        </draw:connector>
        <draw:connector draw:style-name="gr3" draw:text-style-name="P3" draw:layer="layout" draw:type="line" svg:x1="39.028cm" svg:y1="16.068cm" svg:x2="35.671cm" svg:y2="18.299cm" draw:start-shape="id34" draw:start-glue-point="6" draw:end-shape="id11" draw:end-glue-point="1" svg:d="M39028 16068l-3357 2231" svg:viewBox="0 0 3358 2232">
          <text:p/>
        </draw:connector>
        <draw:connector draw:style-name="gr3" draw:text-style-name="P3" draw:layer="layout" draw:type="line" svg:x1="38.89cm" svg:y1="17.719cm" svg:x2="35.671cm" svg:y2="18.299cm" draw:start-shape="id35" draw:start-glue-point="6" draw:end-shape="id11" draw:end-glue-point="1" svg:d="M38890 17719l-3219 580" svg:viewBox="0 0 3220 581">
          <text:p/>
        </draw:connector>
        <draw:connector draw:style-name="gr3" draw:text-style-name="P3" draw:layer="layout" draw:type="line" svg:x1="36.895cm" svg:y1="19.424cm" svg:x2="35.671cm" svg:y2="18.299cm" draw:start-shape="id36" draw:start-glue-point="6" draw:end-shape="id11" draw:end-glue-point="1" svg:d="M36895 19424l-1224-1125" svg:viewBox="0 0 1225 1126">
          <text:p/>
        </draw:connector>
        <draw:connector draw:style-name="gr3" draw:text-style-name="P3" draw:layer="layout" draw:type="line" svg:x1="35.806cm" svg:y1="21.329cm" svg:x2="35.671cm" svg:y2="18.299cm" draw:start-shape="id37" draw:start-glue-point="6" draw:end-shape="id11" draw:end-glue-point="1" svg:d="M35806 21329l-135-3030" svg:viewBox="0 0 136 3031">
          <text:p/>
        </draw:connector>
        <draw:frame draw:style-name="gr4" draw:text-style-name="P4" draw:layer="layout" svg:width="1.27cm" svg:height="1.143cm" svg:x="13.954cm" svg:y="4.302cm">
          <draw:text-box>
            <text:p>1</text:p>
          </draw:text-box>
        </draw:frame>
        <draw:frame draw:style-name="gr4" draw:text-style-name="P4" draw:layer="layout" svg:width="1.27cm" svg:height="1.143cm" svg:x="17.129cm" svg:y="4.556cm">
          <draw:text-box draw:corner-radius="0.127cm">
            <text:p>1</text:p>
          </draw:text-box>
        </draw:frame>
        <draw:frame draw:style-name="gr4" draw:text-style-name="P4" draw:layer="layout" svg:width="1.27cm" svg:height="1.143cm" svg:x="26.4cm" svg:y="9.89cm">
          <draw:text-box>
            <text:p>1</text:p>
          </draw:text-box>
        </draw:frame>
        <draw:frame draw:style-name="gr4" draw:text-style-name="P4" draw:layer="layout" svg:width="1.27cm" svg:height="1.143cm" svg:x="32.369cm" svg:y="15.478cm">
          <draw:text-box>
            <text:p>N</text:p>
          </draw:text-box>
        </draw:frame>
        <draw:frame draw:style-name="gr4" draw:text-style-name="P4" draw:layer="layout" svg:width="1.27cm" svg:height="1.143cm" svg:x="6.715cm" svg:y="16.621cm">
          <draw:text-box>
            <text:p>1</text:p>
          </draw:text-box>
        </draw:frame>
        <draw:frame draw:style-name="gr4" draw:text-style-name="P4" draw:layer="layout" svg:width="1.27cm" svg:height="1.143cm" svg:x="6.461cm" svg:y="19.796cm">
          <draw:text-box>
            <text:p>1</text:p>
          </draw:text-box>
        </draw:frame>
        <draw:frame draw:style-name="gr4" draw:text-style-name="P4" draw:layer="layout" svg:width="1.27cm" svg:height="1.143cm" svg:x="24.495cm" svg:y="17.383cm">
          <draw:text-box>
            <text:p>1</text:p>
          </draw:text-box>
        </draw:frame>
        <draw:frame draw:style-name="gr4" draw:text-style-name="P4" draw:layer="layout" svg:width="1.27cm" svg:height="1.143cm" svg:x="28.813cm" svg:y="17.129cm">
          <draw:text-box>
            <text:p>1</text:p>
          </draw:text-box>
        </draw:frame>
        <draw:frame draw:style-name="gr4" draw:text-style-name="P4" draw:layer="layout" svg:width="1.27cm" svg:height="1.143cm" svg:x="27.924cm" svg:y="20.431cm">
          <draw:text-box>
            <text:p>1</text:p>
          </draw:text-box>
        </draw:frame>
        <draw:frame draw:style-name="gr4" draw:text-style-name="P4" draw:layer="layout" svg:width="1.27cm" svg:height="1.143cm" svg:x="32.115cm" svg:y="19.923cm">
          <draw:text-box>
            <text:p>1</text:p>
          </draw:text-box>
        </draw:frame>
        <draw:frame draw:style-name="gr4" draw:text-style-name="P4" draw:layer="layout" svg:width="1.27cm" svg:height="1.143cm" svg:x="32.242cm" svg:y="12.557cm">
          <draw:text-box>
            <text:p>1</text:p>
          </draw:text-box>
        </draw:frame>
        <draw:frame draw:style-name="gr4" draw:text-style-name="P4" draw:layer="layout" svg:width="1.27cm" svg:height="1.143cm" svg:x="22.463cm" svg:y="10.398cm">
          <draw:text-box>
            <text:p>1</text:p>
          </draw:text-box>
        </draw:frame>
        <draw:frame draw:style-name="gr4" draw:text-style-name="P4" draw:layer="layout" svg:width="1.27cm" svg:height="1.143cm" svg:x="27.162cm" svg:y="4.429cm">
          <draw:text-box>
            <text:p>1</text:p>
          </draw:text-box>
        </draw:frame>
        <draw:frame draw:style-name="gr4" draw:text-style-name="P4" draw:layer="layout" svg:width="1.27cm" svg:height="1.143cm" svg:x="31.099cm" svg:y="4.556cm">
          <draw:text-box>
            <text:p>1</text:p>
          </draw:text-box>
        </draw:frame>
        <draw:custom-shape draw:style-name="gr1" draw:text-style-name="P1" xml:id="id38" draw:id="id38" draw:layer="layout" svg:width="3.898cm" svg:height="1.924cm" svg:x="13.612cm" svg:y="8.093cm">
          <text:p text:style-name="P1">Art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3.612cm" svg:y1="9.055cm" svg:x2="10.335cm" svg:y2="4.375cm" draw:start-shape="id38" draw:start-glue-point="5" draw:end-shape="id1" draw:end-glue-point="2" svg:d="M13612 9055l-3277-4680" svg:viewBox="0 0 3278 4681">
          <text:p/>
        </draw:connector>
        <draw:connector draw:style-name="gr3" draw:text-style-name="P3" draw:layer="layout" draw:type="line" svg:x1="17.51cm" svg:y1="9.055cm" svg:x2="31.988cm" svg:y2="8.139cm" draw:start-shape="id38" draw:start-glue-point="7" draw:end-shape="id5" draw:end-glue-point="3" svg:d="M17510 9055l14478-916" svg:viewBox="0 0 14479 917">
          <text:p/>
        </draw:connector>
        <draw:frame draw:style-name="gr4" draw:text-style-name="P4" draw:layer="layout" svg:width="1.27cm" svg:height="1.143cm" svg:x="17.256cm" svg:y="8.112cm">
          <draw:text-box draw:corner-radius="0.127cm">
            <text:p>1</text:p>
          </draw:text-box>
        </draw:frame>
        <draw:frame draw:style-name="gr4" draw:text-style-name="P4" draw:layer="layout" svg:width="1.27cm" svg:height="1.143cm" svg:x="13.192cm" svg:y="7.985cm">
          <draw:text-box draw:corner-radius="0.127cm"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2:02:01.544539567</meta:creation-date>
    <dc:date>2019-03-14T13:45:50.849244391</dc:date>
    <meta:editing-duration>PT1H12M45S</meta:editing-duration>
    <meta:editing-cycles>7</meta:editing-cycles>
    <meta:generator>LibreOffice/6.0.7.3$Linux_X86_64 LibreOffice_project/00m0$Build-3</meta:generator>
    <meta:document-statistic meta:object-count="93"/>
  </office:meta>
</office:document-meta>
</file>